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color="#000000" fo:font-size="13.5pt" style:font-size-asian="13.5pt" style:font-size-complex="13.5pt"/>
    </style:style>
    <style:style style:name="T7" style:parent-style-name="DefaultParagraphFont" style:family="text">
      <style:text-properties style:font-name="Times New Roman" style:font-name-asian="Times New Roman" style:font-name-complex="Times New Roman" fo:color="#000000" fo:font-size="13.5pt" style:font-size-asian="13.5pt" style:font-size-complex="13.5pt"/>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00" fo:font-size="13.5pt" style:font-size-asian="13.5pt" style:font-size-complex="13.5pt"/>
    </style:style>
    <style:style style:name="P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7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00" fo:font-size="13.5pt" style:font-size-asian="13.5pt" style:font-size-complex="13.5pt"/>
    </style:style>
    <style:style style:name="P72"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73"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74"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7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00" fo:font-size="13.5pt" style:font-size-asian="13.5pt" style:font-size-complex="13.5pt"/>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79"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80"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style>
  </office:automatic-styles>
  <office:body>
    <office:text text:use-soft-page-breaks="true">
      <text:p text:style-name="P1">Chunks.dat File Format</text:p>
      <text:p text:style-name="P2"><text:span text:style-name="T3">This describes the format as used by Alpha 1.4 and later versions of the game.</text:span></text:p>
      <text:p text:style-name="P4"><text:span text:style-name="T5">The </text:span><text:span text:style-name="T6">Chunks.dat</text:span><text:span text:style-name="T7"> file stores binary terrain blocks data. It does not contain entities data (where the player or creatures are, where pickable items are located etc.).</text:span></text:p>
      <text:p text:style-name="P8">The terrain is stored as a sparse array of chunks 16x16x128 blocks each, with a fixed-size dictionary describing locations and offsets of existing chunks. Not all chunks are present in the file, only those that have been modified from the default (generated) state. The game builds the remaining chunks using the generation algorithm.</text:p>
      <text:p text:style-name="P9">The chunks file contains two parts:</text:p>
      <text:list text:style-name="LFO1" text:continue-numbering="true">
        <text:list-item>
          <text:p text:style-name="P10">The directory of chunks</text:p>
        </text:list-item>
        <text:list-item>
          <text:p text:style-name="P11">The array of chunks</text:p>
        </text:list-item>
      </text:list>
      <text:p text:style-name="P12">Each entry in the directory contains description of a single chunk. The entry is 12 bytes, and there are 65536 entries (the space for all of them is reserved in the file). Unused entries are filled with zeroes. After 65536 entries, there is one extra dummy entry that always contains all zeroes. The whole directory size is 786444 bytes.</text:p>
      <text:p text:style-name="P13">Each chunk contains a header, a 3-dimensional array of blocks (16x16x128 blocks, x/z/y) and a 2-dimensional array of surface parameters (16×16 surface points, x/z). Header is 16 bytes. Each block is 2 bytes long. Each surface point is 4 bytes long. Chunks are always saved whole, even if only one block differs from the generated version, so each chunk has the same size of 66576 bytes.</text:p>
      <text:p text:style-name="P14">Data structures details</text:p>
      <text:p text:style-name="P15">// All data little-endian.</text:p>
      <text:p text:style-name="P16"/>
      <text:p text:style-name="P17">// A single entry in directory of chunks</text:p>
      <text:p text:style-name="P18">struct DirectoryEntry</text:p>
      <text:p text:style-name="P19">{</text:p>
      <text:p text:style-name="P20"><text:s text:c="4"/>int ChunkX; <text:s text:c="2"/>// Chunk position, (1 unit equals 16 blocks, must be positive)</text:p>
      <text:p text:style-name="P21"><text:s text:c="4"/>int ChunkZ; <text:s text:c="2"/>// Chunk position, (1 unit equals 16 blocks, must be positive)</text:p>
      <text:p text:style-name="P22"><text:s text:c="4"/>int Offset; <text:s text:c="2"/>// Offset of chunk data from the start of file, in bytes</text:p>
      <text:p text:style-name="P23">}</text:p>
      <text:p text:style-name="P24"/>
      <text:p text:style-name="P25">// The whole directory of chunks</text:p>
      <text:p text:style-name="P26">struct Directory</text:p>
      <text:p text:style-name="P27">{</text:p>
      <text:soft-page-break/>
      <text:p text:style-name="P28"><text:s text:c="4"/>DirectoryEntry Entries[65536]; <text:s/>// Directory entries, unused entries filled with 0</text:p>
      <text:p text:style-name="P29"><text:s text:c="4"/>DirectoryEntry Guard; <text:s text:c="10"/>// Guard entry always filled with 0</text:p>
      <text:p text:style-name="P30">}</text:p>
      <text:p text:style-name="P31"/>
      <text:p text:style-name="P32">// A single block</text:p>
      <text:p text:style-name="P33">struct Block</text:p>
      <text:p text:style-name="P34">{</text:p>
      <text:p text:style-name="P35"><text:s text:c="4"/>byte BlockType; <text:s/>// Type of block (0-air, 1-bedrock, 2-dirt, 3-granite etc.)</text:p>
      <text:p text:style-name="P36"><text:s text:c="4"/>byte BlockData; <text:s/>// 4 low bits contain light level, 4 high bits contain block-specific data</text:p>
      <text:p text:style-name="P37">}</text:p>
      <text:p text:style-name="P38"/>
      <text:p text:style-name="P39">// A single surface point</text:p>
      <text:p text:style-name="P40">struct SurfacePoint</text:p>
      <text:p text:style-name="P41">{</text:p>
      <text:p text:style-name="P42"><text:s text:c="4"/>byte MaxHeight; <text:s text:c="5"/>// Maximum height at this point (non-air blocks)</text:p>
      <text:p text:style-name="P43"><text:s text:c="4"/>byte TempHumidity; <text:s text:c="2"/>// 4 low bits contain temperature, 4 high bits contain humidity</text:p>
      <text:p text:style-name="P44"><text:s text:c="4"/>byte Unused1; <text:s text:c="7"/>// Currently unused (must be zero)</text:p>
      <text:p text:style-name="P45"><text:s text:c="4"/>byte Unused2; <text:s text:c="7"/>// Currently unused (must be zero)</text:p>
      <text:p text:style-name="P46">}</text:p>
      <text:p text:style-name="P47"/>
      <text:p text:style-name="P48">// Chunk header</text:p>
      <text:p text:style-name="P49">struct ChunkHeader</text:p>
      <text:p text:style-name="P50">{</text:p>
      <text:p text:style-name="P51"><text:s text:c="4"/>int Magic1; <text:s text:c="4"/>// Must be 0xDEADBEEF</text:p>
      <text:p text:style-name="P52"><text:s text:c="4"/>int Magic2; <text:s text:c="4"/>// Must be 0xFFFFFFFF</text:p>
      <text:p text:style-name="P53"><text:s text:c="4"/>int ChunkX; <text:s text:c="4"/>// Chunk position (1 unit equals 16 blocks, must be positive)</text:p>
      <text:p text:style-name="P54"><text:s text:c="4"/>int ChunkZ; <text:s text:c="4"/>// Chunk position (1 unit equals 16 blocks, must be positive)</text:p>
      <text:p text:style-name="P55">}</text:p>
      <text:p text:style-name="P56"/>
      <text:p text:style-name="P57">// A single chunk</text:p>
      <text:p text:style-name="P58">struct Chunk</text:p>
      <text:p text:style-name="P59">{</text:p>
      <text:p text:style-name="P60"><text:s text:c="4"/>ChunkHeader Header; <text:s text:c="10"/>// Chunk header</text:p>
      <text:p text:style-name="P61"><text:s text:c="4"/>Block Blocks[32768]; <text:s text:c="9"/>// Data of all blocks in chunk (16*16*128), in x/z/y order</text:p>
      <text:p text:style-name="P62"><text:s text:c="4"/>SurfacePoint Surface[256]; <text:s text:c="3"/>// Data of all surface points in chunk (16*16), in x/z order</text:p>
      <text:p text:style-name="P63">}</text:p>
      <text:p text:style-name="P64"/>
      <text:p text:style-name="P65">// The whole chunks.dat file</text:p>
      <text:p text:style-name="P66">struct ChunksFile</text:p>
      <text:p text:style-name="P67">{</text:p>
      <text:p text:style-name="P68"><text:s text:c="4"/>Directory Dir; <text:s text:c="5"/>// Chunks directory</text:p>
      <text:p text:style-name="P69"><text:s text:c="4"/>Chunk Chunks[]; <text:s text:c="4"/>// Array of chunks, variable size (0 to 65536 max)</text:p>
      <text:p text:style-name="P70">}</text:p>
      <text:p text:style-name="P71">Surface Points</text:p>
      <text:soft-page-break/>
      <text:p text:style-name="P72">Surface points contain height, temperature and humidity data. This data is theoretically redundant because it can be regenerated by the game engine. Such regeneration is however costly, so the data is stored along with the blocks. Each surface point describes the entire vertical “shaft” 1x1x128 blocks large, from the top to the bottom of the world.</text:p>
      <text:p text:style-name="P73">Temperature is a value from 0 (extreme cold) to 15 (extreme hot). Humidity is a value from 0 (extreme dry) to 15 (extreme wet). Both these values are used to color certain blocks, such as leaves, water, grass. They are also initially used by the terrain generator to produce appropriate terrain features (e.g. trees when there is enough humidity).</text:p>
      <text:p text:style-name="P74">Height is surface height inside the given shaft, in blocks, with 0 being the lowest and 128 the highest value. All blocks above that height are assumed to contain only non-light blocking blocks (mostly air). Height value is used to speed up lighting calculations.</text:p>
      <text:p text:style-name="P75">To calculate index of a SurfacePoint in Surface array of a chunk use the following formula:</text:p>
      <text:p text:style-name="P76">int surfacePointIndex = x + z * 16;  // where x is 0-15 and z is 0-15</text:p>
      <text:p text:style-name="P77">Blocks</text:p>
      <text:p text:style-name="P78">BlockType is a value from 0 to 255 that determines what type of block exists at that location. The XML blocks data file contains detailed description of all blocks available in game.</text:p>
      <text:p text:style-name="P79">BlockData is 8-bit data value associated with each block instance. Low 4 bits contain light value (0 – complete darkness, 15 – full sunlight). High 4 bits contain block-specific data, such as door state, water level, torch location etc. This data is undocumented at the moment. For most blocks it is safe to set it to 0.</text:p>
      <text:p text:style-name="P80">To calculate index of a Block in Blocks array of a chunk use the following formula:</text:p>
      <text:p text:style-name="P81">int blockIndex = y + x * 128 + z * 128 * 16; // where x is 0-15, y is 0-127 and z is 0-15</text:p>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Emphasis" style:display-name="Emphasis" style:family="text" style:parent-style-name="DefaultParagraphFont">
      <style:text-properties fo:font-style="italic" style:font-style-asian="italic" style:font-style-complex="italic"/>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dilla, Henry</meta:initial-creator>
    <dc:creator>Padilla, Henry</dc:creator>
    <meta:creation-date>2015-03-23T16:49:00Z</meta:creation-date>
    <dc:date>2015-03-23T16:50:00Z</dc:date>
    <meta:template xlink:href="Normal.dotm" xlink:type="simple"/>
    <meta:editing-cycles>1</meta:editing-cycles>
    <meta:editing-duration>PT60S</meta:editing-duration>
    <meta:document-statistic meta:page-count="3" meta:paragraph-count="10" meta:word-count="758" meta:character-count="5074" meta:row-count="36" meta:non-whitespace-character-count="4326"/>
  </office:meta>
</office:document-meta>
</file>